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81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1YR_B25079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Aggregate value (dollars)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Aggregate value (dollars)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Aggregate value (dollars): - Householder 15 to 24 years (dollars)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Aggregate value (dollars): - Householder 15 to 24 years (dollars)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Aggregate value (dollars): - Householder 25 to 34 years (dollars)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Aggregate value (dollars): - Householder 25 to 34 years (dollars)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Aggregate value (dollars): - Householder 35 to 64 years (dollars)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Aggregate value (dollars): - Householder 35 to 64 years (dollars)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Aggregate value (dollars): - Householder 65 years and over (dollars)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Aggregate value (dollars): - Householder 65 years and over (doll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